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OutputStream.write( byte buffer [ ]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utputStream.SocketOutputStream( Socket socket ,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